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1bcf" officeooo:paragraph-rsid="00181b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rage Recommended</text:p>
      <text:p text:style-name="P1">2x OS HDD (RAID 1), Optional RAID10 with 4 disks</text:p>
      <text:p text:style-name="P1">14x 300GB 7.2K Disks SAS in RAID6 config (about 3.5TB Usable)</text:p>
      <text:p text:style-name="P1">2x 1GB Nic</text:p>
      <text:p text:style-name="P1">2x 10GB NIC (for data/storage traffic)</text:p>
      <text:p text:style-name="P1"/>
      <text:p text:style-name="P1">Compute</text:p>
      <text:p text:style-name="P1">2x OS HDD (RAID 1), Optional RAID10 with 4 disks</text:p>
      <text:p text:style-name="P1">2x 1GB Nic (Bonded, Mgmt, Internal Traffic)</text:p>
      <text:p text:style-name="P1">2x 10GB NIC (Bonded for provider networks)</text:p>
      <text:p text:style-name="P1">2x 10GB NIC (Storage traffic)</text:p>
      <text:p text:style-name="P1"/>
      <text:p text:style-name="P1">Controller &amp; Neutron</text:p>
      <text:p text:style-name="P1">2x OS HDD (RAID 1), Optional RAID10 with 4 disks</text:p>
      <text:p text:style-name="P1">2x 1GB Nic (Bonded, Mgmt, Internal Traffic)</text:p>
      <text:p text:style-name="P1">2x 10GB NIC (Bonded for provider networks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1:47:28.690107644</meta:creation-date>
    <dc:date>2014-12-11T12:51:55.182193860</dc:date>
    <meta:editing-duration>PT16M37S</meta:editing-duration>
    <meta:editing-cycles>1</meta:editing-cycles>
    <meta:document-statistic meta:table-count="0" meta:image-count="0" meta:object-count="0" meta:page-count="1" meta:paragraph-count="14" meta:word-count="89" meta:character-count="498" meta:non-whitespace-character-count="423"/>
    <meta:generator>LibreOffice/4.1.3.2$Linux_X86_64 LibreOffice_project/410$Build-2</meta:generator>
  </office:meta>
</office:document-meta>
</file>